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1CE55E0CA9996776B24.png" manifest:media-type="image/png"/>
  <manifest:file-entry manifest:full-path="Pictures/1000020100000640000001CE5DB3B143328691C3.png" manifest:media-type="image/png"/>
  <manifest:file-entry manifest:full-path="Pictures/1000020100000640000001CE2BF168100823EE5F.png" manifest:media-type="image/png"/>
  <manifest:file-entry manifest:full-path="Pictures/100002010000003B000000CDB4D22E1B13BE469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title" style:list-style-name="L6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9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 style:list-style-name="L8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TWO_5f_COLUMNS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7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title" style:list-style-name="L11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OBJECT-outline1" style:list-style-name="L1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Big_20_number-title" style:list-style-name="L13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3" style:family="presentation" style:parent-style-name="Big_20_number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4" style:family="presentation" style:parent-style-name="Big_20_numb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Caption-outline1" style:list-style-name="L14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Cap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ONLY_5f_1_5f_2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9" style:family="presentation" style:parent-style-name="TITLE_5f_ONLY_5f_1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ONLY_5f_1_5f_1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1" style:family="presentation" style:parent-style-name="TITLE_5f_ONLY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ONLY_5f_1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3" style:family="presentation" style:parent-style-name="TITLE_5f_ONLY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20_title_20_and_20_description_5f_1_5f_1-title" style:list-style-name="L15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5" style:family="presentation" style:parent-style-name="Section_20_title_20_and_20_description_5f_1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6" style:family="presentation" style:parent-style-name="Section_20_title_20_and_20_description_5f_1_5f_1-outline1" style:list-style-name="L17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Section_20_title_20_and_20_description_5f_1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Section_20_title_20_and_20_description_5f_1-title" style:list-style-name="L18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9" style:family="presentation" style:parent-style-name="Section_20_title_20_and_20_description_5f_1-subtitle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40" style:family="presentation" style:parent-style-name="Section_20_title_20_and_20_description_5f_1-outline1" style:list-style-name="L17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Section_20_title_20_and_20_description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Main_20_point-title" style:list-style-name="L19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3" style:family="presentation" style:parent-style-name="Main_20_poin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One_20_column_20_text-title" style:list-style-name="L9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5" style:family="presentation" style:parent-style-name="One_20_column_20_text-outline1" style:list-style-name="L2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6" style:family="presentation" style:parent-style-name="One_20_column_20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ONLY_5f_1_5f_3_5f_1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8" style:family="presentation" style:parent-style-name="TITLE_5f_ONLY_5f_1_5f_3_5f_1-outline1" style:list-style-name="L17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ONLY_5f_1_5f_3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ONLY_5f_1_5f_3_5f_2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1" style:family="presentation" style:parent-style-name="TITLE_5f_ONLY_5f_1_5f_3_5f_2-outline1" style:list-style-name="L17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2" style:family="presentation" style:parent-style-name="TITLE_5f_ONLY_5f_1_5f_3_5f_2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ONLY_5f_1_5f_3-title" style:list-style-name="L9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4" style:family="presentation" style:parent-style-name="TITLE_5f_ONLY_5f_1_5f_3-outline1" style:list-style-name="L17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5" style:family="presentation" style:parent-style-name="TITLE_5f_ONLY_5f_1_5f_3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Standard_5f_1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Standard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Nunito Sans" fo:font-size="52pt" fo:letter-spacing="normal" fo:font-style="normal" style:text-underline-style="none" fo:font-weight="bold" style:font-name-asian="Nunito Sans" style:font-size-asian="52pt" style:font-style-asian="normal" style:font-weight-asian="bold" style:font-name-complex="Nunito Sans" style:font-size-complex="52pt" style:font-style-complex="normal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Nunito Sans" fo:font-size="28pt" fo:letter-spacing="normal" fo:font-style="normal" style:text-underline-style="none" fo:font-weight="normal" style:font-name-asian="Nunito Sans" style:font-size-asian="28pt" style:font-style-asian="normal" style:font-weight-asian="normal" style:font-name-complex="Nunito Sans" style:font-size-complex="28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Nunito Sans" fo:font-size="36pt" fo:letter-spacing="normal" fo:font-style="normal" style:text-underline-style="none" fo:font-weight="bold" style:font-name-asian="Nunito Sans" style:font-size-asian="36pt" style:font-style-asian="normal" style:font-weight-asian="bold" style:font-name-complex="Nunito Sans" style:font-size-complex="36pt" style:font-style-complex="normal" style:font-weight-complex="bold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Nunito Sans" fo:font-size="24pt" fo:letter-spacing="normal" fo:font-style="normal" style:text-underline-style="none" fo:font-weight="bold" style:font-name-asian="Nunito Sans" style:font-size-asian="24pt" style:font-style-asian="normal" style:font-weight-asian="bold" style:font-name-complex="Nunito Sans" style:font-size-complex="24pt" style:font-style-complex="normal" style:font-weight-complex="bold"/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Nunito Sans" fo:font-size="14pt" fo:letter-spacing="normal" fo:font-style="normal" style:text-underline-style="none" fo:font-weight="normal" style:font-name-asian="Nunito Sans" style:font-size-asian="14pt" style:font-style-asian="normal" style:font-weight-asian="normal" style:font-name-complex="Nunito Sans" style:font-size-complex="14pt" style:font-style-complex="normal" style:font-weight-complex="normal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33pt" fo:letter-spacing="normal" fo:font-style="normal" style:text-underline-style="none" fo:font-weight="normal" style:font-name-asian="Calibri" style:font-size-asian="33pt" style:font-style-asian="normal" style:font-weight-asian="normal" style:font-name-complex="Calibri" style:font-size-complex="33pt" style:font-style-complex="normal" style:font-weight-complex="normal"/>
    </style:style>
    <style:style style:name="P13" style:family="paragraph">
      <loext:graphic-properties draw:fill="none"/>
      <style:paragraph-properties fo:margin-left="0cm" fo:margin-right="0cm" fo:margin-top="0.282cm" fo:margin-bottom="0cm" fo:line-height="9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name-asian="Calibri" style:font-size-asian="21pt" style:font-style-asian="normal" style:font-weight-asian="normal" style:font-name-complex="Calibri" style:font-size-complex="21pt" style:font-style-complex="normal" style:font-weight-complex="normal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20pt" fo:letter-spacing="normal" fo:font-style="normal" style:text-underline-style="none" fo:font-weight="normal" style:font-name-asian="Arial" style:font-size-asian="120pt" style:font-style-asian="normal" style:font-weight-asian="normal" style:font-name-complex="Arial" style:font-size-complex="120pt" style:font-style-complex="normal" style:font-weight-complex="normal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6" style:family="paragraph">
      <loext:graphic-properties draw:fill="none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Nunito Sans" fo:font-size="42pt" fo:letter-spacing="normal" fo:font-style="normal" style:text-underline-style="none" fo:font-weight="bold" style:font-name-asian="Nunito Sans" style:font-size-asian="42pt" style:font-style-asian="normal" style:font-weight-asian="bold" style:font-name-complex="Nunito Sans" style:font-size-complex="42pt" style:font-style-complex="normal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Nunito Sans" fo:font-size="21pt" fo:letter-spacing="normal" fo:font-style="normal" style:text-underline-style="none" fo:font-weight="normal" style:font-name-asian="Nunito Sans" style:font-size-asian="21pt" style:font-style-asian="normal" style:font-weight-asian="normal" style:font-name-complex="Nunito Sans" style:font-size-complex="21pt" style:font-style-complex="normal" style:font-weight-complex="normal"/>
    </style:style>
    <style:style style:name="P1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Nunito Sans" fo:font-size="18pt" fo:letter-spacing="normal" fo:font-style="normal" style:text-underline-style="none" fo:font-weight="normal" style:font-name-asian="Nunito Sans" style:font-size-asian="18pt" style:font-style-asian="normal" style:font-weight-asian="normal" style:font-name-complex="Nunito Sans" style:font-size-complex="18pt" style:font-style-complex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Nunito Sans" fo:font-size="42pt" fo:letter-spacing="normal" fo:font-style="normal" style:text-underline-style="none" fo:font-weight="bold" style:font-name-asian="Nunito Sans" style:font-size-asian="42pt" style:font-style-asian="normal" style:font-weight-asian="bold" style:font-name-complex="Nunito Sans" style:font-size-complex="42pt" style:font-style-complex="normal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434343" style:text-line-through-style="none" style:text-line-through-type="none" style:text-position="0% 100%" style:font-name="Nunito Sans" fo:font-size="48pt" fo:letter-spacing="normal" fo:font-style="normal" style:text-underline-style="none" fo:font-weight="bold" style:font-name-asian="Nunito Sans" style:font-size-asian="48pt" style:font-style-asian="normal" style:font-weight-asian="bold" style:font-name-complex="Nunito Sans" style:font-size-complex="48pt" style:font-style-complex="normal" style:font-weight-complex="bold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Nunito Sans" fo:font-size="12pt" fo:letter-spacing="normal" fo:font-style="normal" style:text-underline-style="none" fo:font-weight="normal" style:font-name-asian="Nunito Sans" style:font-size-asian="12pt" style:font-style-asian="normal" style:font-weight-asian="normal" style:font-name-complex="Nunito Sans" style:font-size-complex="12pt" style:font-style-complex="normal" style:font-weight-complex="normal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Nunito Sans" fo:font-size="52pt" fo:letter-spacing="normal" fo:font-style="normal" style:text-underline-style="none" fo:font-weight="bold" style:font-name-asian="Nunito Sans" style:font-size-asian="52pt" style:font-style-asian="normal" style:font-weight-asian="bold" style:font-name-complex="Nunito Sans" style:font-size-complex="5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Nunito Sans" fo:font-size="28pt" fo:letter-spacing="normal" fo:font-style="normal" style:text-underline-style="none" fo:font-weight="normal" style:font-name-asian="Nunito Sans" style:font-size-asian="28pt" style:font-style-asian="normal" style:font-weight-asian="normal" style:font-name-complex="Nunito Sans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Nunito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266cm" text:min-label-width="1.00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9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Nunito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6cm"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424cm" text:min-label-width="0.846cm"/>
        <style:text-properties style:font-name="Nunito San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14;p2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OTA Community Logo</text:span></text:p>
          </draw:text-box>
        </draw:frame>
        <draw:frame draw:name="Google Shape;115;p24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OTA</text:span><text:span text:style-name="T2"><text:line-break/></text:span><text:span text:style-name="T2">The distributed communication layer of tomorrow</text:span></text:p>
          </draw:text-box>
        </draw:frame>
        <presentation:notes draw:style-name="dp2">
          <draw:page-thumbnail draw:name="Google Shape;111;p:notes" draw:style-name="gr1" draw:layer="layout" svg:width="16.933cm" svg:height="9.524cm" svg:x="1.059cm" svg:y="1.905cm" draw:page-number="1" presentation:class="page"/>
          <draw:frame draw:name="Google Shape;11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20;p25" presentation:style-name="pr4" draw:text-style-name="P5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21;p25" presentation:style-name="pr5" draw:text-style-name="P6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117;g7639e89f01_1_5:notes" draw:style-name="gr1" draw:layer="layout" svg:width="16.932cm" svg:height="9.524cm" svg:x="1.059cm" svg:y="1.905cm" draw:page-number="2" presentation:class="page"/>
          <draw:frame draw:name="Google Shape;118;g7639e89f01_1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126;p26" presentation:style-name="pr7" draw:text-style-name="P7" draw:layer="layout" svg:width="23.667cm" svg:height="5.701cm" svg:x="0.866cm" svg:y="2.068cm" presentation:class="title" presentation:placeholder="true" presentation:user-transformed="true">
          <draw:text-box/>
        </draw:frame>
        <draw:frame draw:name="Google Shape;127;p26" presentation:style-name="pr8" draw:text-style-name="P8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123;g7639e89f01_1_10:notes" draw:style-name="gr1" draw:layer="layout" svg:width="16.932cm" svg:height="9.524cm" svg:x="1.059cm" svg:y="1.905cm" draw:page-number="3" presentation:class="page"/>
          <draw:frame draw:name="Google Shape;124;g7639e89f01_1_1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draw:frame draw:name="Google Shape;132;p27" presentation:style-name="pr10" draw:text-style-name="P9" draw:layer="layout" svg:width="23.667cm" svg:height="2.337cm" svg:x="0.866cm" svg:y="5.975cm" presentation:class="title" presentation:placeholder="true" presentation:user-transformed="true">
          <draw:text-box/>
        </draw:frame>
        <presentation:notes draw:style-name="dp2">
          <draw:page-thumbnail draw:name="Google Shape;129;g7639e89f01_1_15:notes" draw:style-name="gr1" draw:layer="layout" svg:width="16.932cm" svg:height="9.524cm" svg:x="1.059cm" svg:y="1.905cm" draw:page-number="4" presentation:class="page"/>
          <draw:frame draw:name="Google Shape;130;g7639e89f01_1_1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TWO_5f_COLUMNS" presentation:presentation-page-layout-name="AL3T3">
        <draw:frame draw:name="Google Shape;137;p28" presentation:style-name="pr12" draw:text-style-name="P10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38;p28" presentation:style-name="pr13" draw:text-style-name="P11" draw:layer="layout" svg:width="11.11cm" svg:height="9.489cm" svg:x="0.866cm" svg:y="3.201cm" presentation:class="outline" presentation:placeholder="true" presentation:user-transformed="true">
          <draw:text-box/>
        </draw:frame>
        <draw:frame draw:name="Google Shape;139;p28" presentation:style-name="pr14" draw:text-style-name="P11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134;g7639e89f01_1_19:notes" draw:style-name="gr1" draw:layer="layout" svg:width="16.932cm" svg:height="9.524cm" svg:x="1.059cm" svg:y="1.905cm" draw:page-number="5" presentation:class="page"/>
          <draw:frame draw:name="Google Shape;135;g7639e89f01_1_19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ONLY" presentation:presentation-page-layout-name="AL4T19">
        <draw:frame draw:name="Google Shape;144;p29" presentation:style-name="pr16" draw:text-style-name="P10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141;g7639e89f01_1_25:notes" draw:style-name="gr1" draw:layer="layout" svg:width="16.932cm" svg:height="9.524cm" svg:x="1.059cm" svg:y="1.905cm" draw:page-number="6" presentation:class="page"/>
          <draw:frame draw:name="Google Shape;142;g7639e89f01_1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presentation:notes draw:style-name="dp2">
          <draw:page-thumbnail draw:name="Google Shape;146;g7639e89f01_1_29:notes" draw:style-name="gr1" draw:layer="layout" svg:width="16.932cm" svg:height="9.524cm" svg:x="1.059cm" svg:y="1.905cm" draw:page-number="7" presentation:class="page"/>
          <draw:frame draw:name="Google Shape;147;g7639e89f01_1_29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5T11">
        <draw:frame draw:name="Google Shape;153;p31" presentation:style-name="pr19" draw:text-style-name="P12" draw:layer="layout" svg:width="21.907cm" svg:height="2.761cm" svg:x="1.746cm" svg:y="0.761cm" presentation:class="title" presentation:placeholder="true" presentation:user-transformed="true">
          <draw:text-box/>
        </draw:frame>
        <draw:frame draw:name="Google Shape;154;p31" presentation:style-name="pr20" draw:text-style-name="P13" draw:layer="layout" svg:width="21.907cm" svg:height="9.064cm" svg:x="1.746cm" svg:y="3.803cm" presentation:class="outline" presentation:placeholder="true" presentation:user-transformed="true">
          <draw:text-box/>
        </draw:frame>
        <presentation:notes draw:style-name="dp2">
          <draw:page-thumbnail draw:name="Google Shape;150;g7639e89f01_1_32:notes" draw:style-name="gr1" draw:layer="layout" svg:width="16.932cm" svg:height="9.524cm" svg:x="1.059cm" svg:y="1.905cm" draw:page-number="8" presentation:class="page"/>
          <draw:frame draw:name="Google Shape;151;g7639e89f01_1_32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ig_20_number">
        <draw:frame draw:name="Google Shape;159;p32" presentation:style-name="pr22" draw:text-style-name="P14" draw:layer="layout" svg:width="23.667cm" svg:height="5.453cm" svg:x="0.866cm" svg:y="3.073cm" presentation:class="title" presentation:placeholder="true" presentation:user-transformed="true">
          <draw:text-box/>
        </draw:frame>
        <draw:frame draw:name="Google Shape;160;p32" presentation:style-name="pr23" draw:text-style-name="P15" draw:layer="layout" svg:width="23.667cm" svg:height="3.612cm" svg:x="0.866cm" svg:y="8.756cm" presentation:class="outline" presentation:placeholder="true" presentation:user-transformed="true">
          <draw:text-box/>
        </draw:frame>
        <presentation:notes draw:style-name="dp2">
          <draw:page-thumbnail draw:name="Google Shape;156;g7639e89f01_1_37:notes" draw:style-name="gr1" draw:layer="layout" svg:width="16.932cm" svg:height="9.524cm" svg:x="1.059cm" svg:y="1.905cm" draw:page-number="9" presentation:class="page"/>
          <draw:frame draw:name="Google Shape;157;g7639e89f01_1_37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ANK_5f_1">
        <presentation:notes draw:style-name="dp2">
          <draw:page-thumbnail draw:name="Google Shape;162;g7639e89f01_1_42:notes" draw:style-name="gr1" draw:layer="layout" svg:width="16.932cm" svg:height="9.524cm" svg:x="1.059cm" svg:y="1.905cm" draw:page-number="10" presentation:class="page"/>
          <draw:frame draw:name="Google Shape;163;g7639e89f01_1_42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aption">
        <draw:frame draw:name="Google Shape;169;p34" presentation:style-name="pr26" draw:text-style-name="P16" draw:layer="layout" svg:width="16.662cm" svg:height="1.68cm" svg:x="0.866cm" svg:y="11.752cm" presentation:class="outline" presentation:placeholder="true" presentation:user-transformed="true">
          <draw:text-box/>
        </draw:frame>
        <presentation:notes draw:style-name="dp2">
          <draw:page-thumbnail draw:name="Google Shape;166;g7639e89f01_1_45:notes" draw:style-name="gr1" draw:layer="layout" svg:width="16.932cm" svg:height="9.524cm" svg:x="1.059cm" svg:y="1.905cm" draw:page-number="11" presentation:class="page"/>
          <draw:frame draw:name="Google Shape;167;g7639e89f01_1_45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ONLY_5f_1_5f_2">
        <draw:frame draw:name="Google Shape;174;p35" presentation:style-name="pr28" draw:text-style-name="P10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171;g7639e89f01_1_49:notes" draw:style-name="gr1" draw:layer="layout" svg:width="16.932cm" svg:height="9.524cm" svg:x="1.059cm" svg:y="1.905cm" draw:page-number="12" presentation:class="page"/>
          <draw:frame draw:name="Google Shape;172;g7639e89f01_1_4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ONLY_5f_1_5f_1">
        <draw:frame draw:name="Google Shape;179;p36" presentation:style-name="pr30" draw:text-style-name="P10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176;g7639e89f01_1_53:notes" draw:style-name="gr1" draw:layer="layout" svg:width="16.932cm" svg:height="9.524cm" svg:x="1.059cm" svg:y="1.905cm" draw:page-number="13" presentation:class="page"/>
          <draw:frame draw:name="Google Shape;177;g7639e89f01_1_53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ONLY_5f_1">
        <draw:frame draw:name="Google Shape;184;p37" presentation:style-name="pr32" draw:text-style-name="P10" draw:layer="layout" svg:width="23.667cm" svg:height="1.59cm" svg:x="0.866cm" svg:y="1.236cm" presentation:class="title" presentation:placeholder="true" presentation:user-transformed="true">
          <draw:text-box/>
        </draw:frame>
        <presentation:notes draw:style-name="dp2">
          <draw:page-thumbnail draw:name="Google Shape;181;g7639e89f01_1_57:notes" draw:style-name="gr1" draw:layer="layout" svg:width="16.932cm" svg:height="9.524cm" svg:x="1.059cm" svg:y="1.905cm" draw:page-number="14" presentation:class="page"/>
          <draw:frame draw:name="Google Shape;182;g7639e89f01_1_5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20_title_20_and_20_description_5f_1_5f_1">
        <draw:frame draw:name="Google Shape;189;p38" presentation:style-name="pr34" draw:text-style-name="P17" draw:layer="layout" svg:width="11.236cm" svg:height="4.117cm" svg:x="0.738cm" svg:y="3.214cm" presentation:class="title" presentation:placeholder="true" presentation:user-transformed="true">
          <draw:text-box/>
        </draw:frame>
        <draw:frame draw:name="Google Shape;190;p38" presentation:style-name="pr35" draw:text-style-name="P18" draw:layer="layout" svg:width="11.236cm" svg:height="3.43cm" svg:x="0.738cm" svg:y="7.363cm" presentation:class="subtitle" presentation:placeholder="true" presentation:user-transformed="true">
          <draw:text-box/>
        </draw:frame>
        <draw:frame draw:name="Google Shape;191;p38" presentation:style-name="pr36" draw:text-style-name="P19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186;g7639e89f01_1_61:notes" draw:style-name="gr1" draw:layer="layout" svg:width="16.932cm" svg:height="9.524cm" svg:x="1.059cm" svg:y="1.905cm" draw:page-number="15" presentation:class="page"/>
          <draw:frame draw:name="Google Shape;187;g7639e89f01_1_6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ection_20_title_20_and_20_description_5f_1">
        <draw:frame draw:name="Google Shape;196;p39" presentation:style-name="pr38" draw:text-style-name="P20" draw:layer="layout" svg:width="11.236cm" svg:height="4.117cm" svg:x="0.738cm" svg:y="0.885cm" presentation:class="title" presentation:placeholder="true" presentation:user-transformed="true">
          <draw:text-box/>
        </draw:frame>
        <draw:frame draw:name="Google Shape;197;p39" presentation:style-name="pr39" draw:text-style-name="P18" draw:layer="layout" svg:width="11.236cm" svg:height="3.43cm" svg:x="0.738cm" svg:y="5.035cm" presentation:class="subtitle" presentation:placeholder="true" presentation:user-transformed="true">
          <draw:text-box/>
        </draw:frame>
        <draw:frame draw:name="Google Shape;198;p39" presentation:style-name="pr40" draw:text-style-name="P19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193;g7639e89f01_1_67:notes" draw:style-name="gr1" draw:layer="layout" svg:width="16.932cm" svg:height="9.524cm" svg:x="1.059cm" svg:y="1.905cm" draw:page-number="16" presentation:class="page"/>
          <draw:frame draw:name="Google Shape;194;g7639e89f01_1_67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Main_20_point">
        <draw:frame draw:name="Google Shape;203;p40" presentation:style-name="pr42" draw:text-style-name="P21" draw:layer="layout" svg:width="17.687cm" svg:height="11.362cm" svg:x="1.362cm" svg:y="1.25cm" presentation:class="title" presentation:placeholder="true" presentation:user-transformed="true">
          <draw:text-box/>
        </draw:frame>
        <presentation:notes draw:style-name="dp2">
          <draw:page-thumbnail draw:name="Google Shape;200;g7639e89f01_1_73:notes" draw:style-name="gr1" draw:layer="layout" svg:width="16.932cm" svg:height="9.524cm" svg:x="1.059cm" svg:y="1.905cm" draw:page-number="17" presentation:class="page"/>
          <draw:frame draw:name="Google Shape;201;g7639e89f01_1_73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ne_20_column_20_text">
        <draw:frame draw:name="Google Shape;208;p41" presentation:style-name="pr44" draw:text-style-name="P10" draw:layer="layout" svg:width="7.799cm" svg:height="2.098cm" svg:x="0.866cm" svg:y="1.543cm" presentation:class="title" presentation:placeholder="true" presentation:user-transformed="true">
          <draw:text-box/>
        </draw:frame>
        <draw:frame draw:name="Google Shape;209;p41" presentation:style-name="pr45" draw:text-style-name="P22" draw:layer="layout" svg:width="7.799cm" svg:height="8.831cm" svg:x="0.866cm" svg:y="3.86cm" presentation:class="outline" presentation:placeholder="true" presentation:user-transformed="true">
          <draw:text-box/>
        </draw:frame>
        <presentation:notes draw:style-name="dp2">
          <draw:page-thumbnail draw:name="Google Shape;205;g7639e89f01_1_77:notes" draw:style-name="gr1" draw:layer="layout" svg:width="16.932cm" svg:height="9.524cm" svg:x="1.059cm" svg:y="1.905cm" draw:page-number="18" presentation:class="page"/>
          <draw:frame draw:name="Google Shape;206;g7639e89f01_1_77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ONLY_5f_1_5f_3_5f_1">
        <draw:frame draw:name="Google Shape;214;p42" presentation:style-name="pr47" draw:text-style-name="P10" draw:layer="layout" svg:width="10.994cm" svg:height="1.59cm" svg:x="0.866cm" svg:y="1.236cm" presentation:class="title" presentation:placeholder="true" presentation:user-transformed="true">
          <draw:text-box/>
        </draw:frame>
        <draw:frame draw:name="Google Shape;215;p42" presentation:style-name="pr48" draw:text-style-name="P19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211;g7639e89f01_1_82:notes" draw:style-name="gr1" draw:layer="layout" svg:width="16.932cm" svg:height="9.524cm" svg:x="1.059cm" svg:y="1.905cm" draw:page-number="19" presentation:class="page"/>
          <draw:frame draw:name="Google Shape;212;g7639e89f01_1_82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ONLY_5f_1_5f_3_5f_2">
        <draw:frame draw:name="Google Shape;220;p43" presentation:style-name="pr50" draw:text-style-name="P10" draw:layer="layout" svg:width="10.994cm" svg:height="1.59cm" svg:x="0.866cm" svg:y="1.236cm" presentation:class="title" presentation:placeholder="true" presentation:user-transformed="true">
          <draw:text-box/>
        </draw:frame>
        <draw:frame draw:name="Google Shape;221;p43" presentation:style-name="pr51" draw:text-style-name="P19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217;g7639e89f01_1_87:notes" draw:style-name="gr1" draw:layer="layout" svg:width="16.932cm" svg:height="9.524cm" svg:x="1.059cm" svg:y="1.905cm" draw:page-number="20" presentation:class="page"/>
          <draw:frame draw:name="Google Shape;218;g7639e89f01_1_87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ONLY_5f_1_5f_3">
        <draw:frame draw:name="Google Shape;226;p44" presentation:style-name="pr53" draw:text-style-name="P10" draw:layer="layout" svg:width="10.994cm" svg:height="1.59cm" svg:x="0.866cm" svg:y="1.236cm" presentation:class="title" presentation:placeholder="true" presentation:user-transformed="true">
          <draw:text-box/>
        </draw:frame>
        <draw:frame draw:name="Google Shape;227;p44" presentation:style-name="pr54" draw:text-style-name="P19" draw:layer="layout" svg:width="10.657cm" svg:height="10.263cm" svg:x="13.721cm" svg:y="2.011cm" presentation:class="outline" presentation:placeholder="true" presentation:user-transformed="true">
          <draw:text-box/>
        </draw:frame>
        <presentation:notes draw:style-name="dp2">
          <draw:page-thumbnail draw:name="Google Shape;223;g7639e89f01_1_92:notes" draw:style-name="gr1" draw:layer="layout" svg:width="16.932cm" svg:height="9.524cm" svg:x="1.059cm" svg:y="1.905cm" draw:page-number="21" presentation:class="page"/>
          <draw:frame draw:name="Google Shape;224;g7639e89f01_1_92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_5f_1">
        <presentation:notes draw:style-name="dp2">
          <draw:page-thumbnail draw:name="Google Shape;229;g7639e89f01_1_97:notes" draw:style-name="gr1" draw:layer="layout" svg:width="16.932cm" svg:height="9.524cm" svg:x="1.059cm" svg:y="1.905cm" draw:page-number="22" presentation:class="page"/>
          <draw:frame draw:name="Google Shape;230;g7639e89f01_1_97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>
        <presentation:notes draw:style-name="dp2">
          <draw:page-thumbnail draw:name="Google Shape;233;g7639e89f01_1_100:notes" draw:style-name="gr1" draw:layer="layout" svg:width="16.932cm" svg:height="9.524cm" svg:x="1.059cm" svg:y="1.905cm" draw:page-number="23" presentation:class="page"/>
          <draw:frame draw:name="Google Shape;234;g7639e89f01_1_100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background" style:display-name="Big number-background" style:family="presentation">
      <style:graphic-properties draw:stroke="none" draw:fill="solid" draw:fill-color="#ffffff"/>
      <style:text-properties style:letter-kerning="true"/>
    </style:style>
    <style:style style:name="Big_20_number-backgroundobjects" style:display-name="Big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20_number-notes" style:display-name="Big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20_number-outline1" style:display-name="Big number-outline1" style:family="presentation">
      <style:graphic-properties draw:stroke="none" draw:fill="none" draw:auto-grow-height="false" draw:fit-to-size="shrink-to-fit" style:shrink-to-fit="true">
        <text:list-style style:name="Big_20_number-outline1" style:display-name="Big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20_number-outline2" style:display-name="Big number-outline2" style:family="presentation" style:parent-style-name="Big_20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number-outline3" style:display-name="Big number-outline3" style:family="presentation" style:parent-style-name="Big_20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number-outline4" style:display-name="Big number-outline4" style:family="presentation" style:parent-style-name="Big_20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20_number-outline5" style:display-name="Big number-outline5" style:family="presentation" style:parent-style-name="Big_20_number-outline4">
      <style:paragraph-properties fo:margin-top="0.1cm" fo:margin-bottom="0cm"/>
      <style:text-properties fo:font-size="20pt" style:font-size-asian="20pt" style:font-size-complex="20pt"/>
    </style:style>
    <style:style style:name="Big_20_number-outline6" style:display-name="Big number-outline6" style:family="presentation" style:parent-style-name="Big_20_number-outline5">
      <style:paragraph-properties fo:margin-top="0.1cm" fo:margin-bottom="0cm"/>
      <style:text-properties fo:font-size="20pt" style:font-size-asian="20pt" style:font-size-complex="20pt"/>
    </style:style>
    <style:style style:name="Big_20_number-outline7" style:display-name="Big number-outline7" style:family="presentation" style:parent-style-name="Big_20_number-outline6">
      <style:paragraph-properties fo:margin-top="0.1cm" fo:margin-bottom="0cm"/>
      <style:text-properties fo:font-size="20pt" style:font-size-asian="20pt" style:font-size-complex="20pt"/>
    </style:style>
    <style:style style:name="Big_20_number-outline8" style:display-name="Big number-outline8" style:family="presentation" style:parent-style-name="Big_20_number-outline7">
      <style:paragraph-properties fo:margin-top="0.1cm" fo:margin-bottom="0cm"/>
      <style:text-properties fo:font-size="20pt" style:font-size-asian="20pt" style:font-size-complex="20pt"/>
    </style:style>
    <style:style style:name="Big_20_number-outline9" style:display-name="Big number-outline9" style:family="presentation" style:parent-style-name="Big_20_number-outline8">
      <style:paragraph-properties fo:margin-top="0.1cm" fo:margin-bottom="0cm"/>
      <style:text-properties fo:font-size="20pt" style:font-size-asian="20pt" style:font-size-complex="20pt"/>
    </style:style>
    <style:style style:name="Big_20_number-subtitle" style:display-name="Big number-subtitle" style:family="presentation">
      <style:graphic-properties draw:stroke="none" draw:fill="none" draw:textarea-vertical-align="middle">
        <text:list-style style:name="Big_20_number-subtitle" style:display-name="Big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20_number-title" style:display-name="Big number-title" style:family="presentation">
      <style:graphic-properties draw:stroke="none" draw:fill="none" draw:textarea-vertical-align="middle">
        <text:list-style style:name="Big_20_number-title" style:display-name="Big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 style:shrink-to-fit="true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2-background" style:display-name="TITLE_ONLY_1_2-background" style:family="presentation">
      <style:graphic-properties draw:stroke="none" draw:fill="solid" draw:fill-color="#ffffff"/>
      <style:text-properties style:letter-kerning="true"/>
    </style:style>
    <style:style style:name="TITLE_5f_ONLY_5f_1_5f_2-backgroundobjects" style:display-name="TITLE_ONLY_1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2-notes" style:display-name="TITLE_ONLY_1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2-outline1" style:display-name="TITLE_ONLY_1_2-outline1" style:family="presentation">
      <style:graphic-properties draw:stroke="none" draw:fill="none" draw:auto-grow-height="false" draw:fit-to-size="shrink-to-fit" style:shrink-to-fit="true">
        <text:list-style style:name="TITLE_5f_ONLY_5f_1_5f_2-outline1" style:display-name="TITLE_ONLY_1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2-outline2" style:display-name="TITLE_ONLY_1_2-outline2" style:family="presentation" style:parent-style-name="TITLE_5f_ONLY_5f_1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-outline3" style:display-name="TITLE_ONLY_1_2-outline3" style:family="presentation" style:parent-style-name="TITLE_5f_ONLY_5f_1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-outline4" style:display-name="TITLE_ONLY_1_2-outline4" style:family="presentation" style:parent-style-name="TITLE_5f_ONLY_5f_1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2-outline5" style:display-name="TITLE_ONLY_1_2-outline5" style:family="presentation" style:parent-style-name="TITLE_5f_ONLY_5f_1_5f_2-outline4">
      <style:paragraph-properties fo:margin-top="0.1cm" fo:margin-bottom="0cm"/>
      <style:text-properties fo:font-size="20pt" style:font-size-asian="20pt" style:font-size-complex="20pt"/>
    </style:style>
    <style:style style:name="TITLE_5f_ONLY_5f_1_5f_2-outline6" style:display-name="TITLE_ONLY_1_2-outline6" style:family="presentation" style:parent-style-name="TITLE_5f_ONLY_5f_1_5f_2-outline5">
      <style:paragraph-properties fo:margin-top="0.1cm" fo:margin-bottom="0cm"/>
      <style:text-properties fo:font-size="20pt" style:font-size-asian="20pt" style:font-size-complex="20pt"/>
    </style:style>
    <style:style style:name="TITLE_5f_ONLY_5f_1_5f_2-outline7" style:display-name="TITLE_ONLY_1_2-outline7" style:family="presentation" style:parent-style-name="TITLE_5f_ONLY_5f_1_5f_2-outline6">
      <style:paragraph-properties fo:margin-top="0.1cm" fo:margin-bottom="0cm"/>
      <style:text-properties fo:font-size="20pt" style:font-size-asian="20pt" style:font-size-complex="20pt"/>
    </style:style>
    <style:style style:name="TITLE_5f_ONLY_5f_1_5f_2-outline8" style:display-name="TITLE_ONLY_1_2-outline8" style:family="presentation" style:parent-style-name="TITLE_5f_ONLY_5f_1_5f_2-outline7">
      <style:paragraph-properties fo:margin-top="0.1cm" fo:margin-bottom="0cm"/>
      <style:text-properties fo:font-size="20pt" style:font-size-asian="20pt" style:font-size-complex="20pt"/>
    </style:style>
    <style:style style:name="TITLE_5f_ONLY_5f_1_5f_2-outline9" style:display-name="TITLE_ONLY_1_2-outline9" style:family="presentation" style:parent-style-name="TITLE_5f_ONLY_5f_1_5f_2-outline8">
      <style:paragraph-properties fo:margin-top="0.1cm" fo:margin-bottom="0cm"/>
      <style:text-properties fo:font-size="20pt" style:font-size-asian="20pt" style:font-size-complex="20pt"/>
    </style:style>
    <style:style style:name="TITLE_5f_ONLY_5f_1_5f_2-subtitle" style:display-name="TITLE_ONLY_1_2-subtitle" style:family="presentation">
      <style:graphic-properties draw:stroke="none" draw:fill="none" draw:textarea-vertical-align="middle">
        <text:list-style style:name="TITLE_5f_ONLY_5f_1_5f_2-subtitle" style:display-name="TITLE_ONLY_1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2-title" style:display-name="TITLE_ONLY_1_2-title" style:family="presentation">
      <style:graphic-properties draw:stroke="none" draw:fill="none" draw:textarea-vertical-align="middle">
        <text:list-style style:name="TITLE_5f_ONLY_5f_1_5f_2-title" style:display-name="TITLE_ONLY_1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-background" style:display-name="TITLE_ONLY_1_1-background" style:family="presentation">
      <style:graphic-properties draw:stroke="none" draw:fill="solid" draw:fill-color="#ffffff"/>
      <style:text-properties style:letter-kerning="true"/>
    </style:style>
    <style:style style:name="TITLE_5f_ONLY_5f_1_5f_1-backgroundobjects" style:display-name="TITLE_ONLY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1-notes" style:display-name="TITLE_ONLY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1-outline1" style:display-name="TITLE_ONLY_1_1-outline1" style:family="presentation">
      <style:graphic-properties draw:stroke="none" draw:fill="none" draw:auto-grow-height="false" draw:fit-to-size="shrink-to-fit" style:shrink-to-fit="true">
        <text:list-style style:name="TITLE_5f_ONLY_5f_1_5f_1-outline1" style:display-name="TITLE_ONLY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1-outline2" style:display-name="TITLE_ONLY_1_1-outline2" style:family="presentation" style:parent-style-name="TITLE_5f_ONLY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3" style:display-name="TITLE_ONLY_1_1-outline3" style:family="presentation" style:parent-style-name="TITLE_5f_ONLY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4" style:display-name="TITLE_ONLY_1_1-outline4" style:family="presentation" style:parent-style-name="TITLE_5f_ONLY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1-outline5" style:display-name="TITLE_ONLY_1_1-outline5" style:family="presentation" style:parent-style-name="TITLE_5f_ONLY_5f_1_5f_1-outline4">
      <style:paragraph-properties fo:margin-top="0.1cm" fo:margin-bottom="0cm"/>
      <style:text-properties fo:font-size="20pt" style:font-size-asian="20pt" style:font-size-complex="20pt"/>
    </style:style>
    <style:style style:name="TITLE_5f_ONLY_5f_1_5f_1-outline6" style:display-name="TITLE_ONLY_1_1-outline6" style:family="presentation" style:parent-style-name="TITLE_5f_ONLY_5f_1_5f_1-outline5">
      <style:paragraph-properties fo:margin-top="0.1cm" fo:margin-bottom="0cm"/>
      <style:text-properties fo:font-size="20pt" style:font-size-asian="20pt" style:font-size-complex="20pt"/>
    </style:style>
    <style:style style:name="TITLE_5f_ONLY_5f_1_5f_1-outline7" style:display-name="TITLE_ONLY_1_1-outline7" style:family="presentation" style:parent-style-name="TITLE_5f_ONLY_5f_1_5f_1-outline6">
      <style:paragraph-properties fo:margin-top="0.1cm" fo:margin-bottom="0cm"/>
      <style:text-properties fo:font-size="20pt" style:font-size-asian="20pt" style:font-size-complex="20pt"/>
    </style:style>
    <style:style style:name="TITLE_5f_ONLY_5f_1_5f_1-outline8" style:display-name="TITLE_ONLY_1_1-outline8" style:family="presentation" style:parent-style-name="TITLE_5f_ONLY_5f_1_5f_1-outline7">
      <style:paragraph-properties fo:margin-top="0.1cm" fo:margin-bottom="0cm"/>
      <style:text-properties fo:font-size="20pt" style:font-size-asian="20pt" style:font-size-complex="20pt"/>
    </style:style>
    <style:style style:name="TITLE_5f_ONLY_5f_1_5f_1-outline9" style:display-name="TITLE_ONLY_1_1-outline9" style:family="presentation" style:parent-style-name="TITLE_5f_ONLY_5f_1_5f_1-outline8">
      <style:paragraph-properties fo:margin-top="0.1cm" fo:margin-bottom="0cm"/>
      <style:text-properties fo:font-size="20pt" style:font-size-asian="20pt" style:font-size-complex="20pt"/>
    </style:style>
    <style:style style:name="TITLE_5f_ONLY_5f_1_5f_1-subtitle" style:display-name="TITLE_ONLY_1_1-subtitle" style:family="presentation">
      <style:graphic-properties draw:stroke="none" draw:fill="none" draw:textarea-vertical-align="middle">
        <text:list-style style:name="TITLE_5f_ONLY_5f_1_5f_1-subtitle" style:display-name="TITLE_ONLY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1-title" style:display-name="TITLE_ONLY_1_1-title" style:family="presentation">
      <style:graphic-properties draw:stroke="none" draw:fill="none" draw:textarea-vertical-align="middle">
        <text:list-style style:name="TITLE_5f_ONLY_5f_1_5f_1-title" style:display-name="TITLE_ONLY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background" style:display-name="TITLE_ONLY_1-background" style:family="presentation">
      <style:graphic-properties draw:stroke="none" draw:fill="solid" draw:fill-color="#ffffff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_5f_1-background" style:display-name="Section title and description_1_1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_5f_1_5f_1-backgroundobjects" style:display-name="Section title and description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_5f_1_5f_1-notes" style:display-name="Section title and description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_5f_1-outline1" style:display-name="Section title and description_1_1-outline1" style:family="presentation">
      <style:graphic-properties draw:stroke="none" draw:fill="none" draw:auto-grow-height="false" draw:fit-to-size="shrink-to-fit" style:shrink-to-fit="true">
        <text:list-style style:name="Section_20_title_20_and_20_description_5f_1_5f_1-outline1" style:display-name="Section title and description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_5f_1-outline2" style:display-name="Section title and description_1_1-outline2" style:family="presentation" style:parent-style-name="Section_20_title_20_and_20_description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_5f_1-outline3" style:display-name="Section title and description_1_1-outline3" style:family="presentation" style:parent-style-name="Section_20_title_20_and_20_description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_5f_1-outline4" style:display-name="Section title and description_1_1-outline4" style:family="presentation" style:parent-style-name="Section_20_title_20_and_20_description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_5f_1-outline5" style:display-name="Section title and description_1_1-outline5" style:family="presentation" style:parent-style-name="Section_20_title_20_and_20_description_5f_1_5f_1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_5f_1-outline6" style:display-name="Section title and description_1_1-outline6" style:family="presentation" style:parent-style-name="Section_20_title_20_and_20_description_5f_1_5f_1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_5f_1-outline7" style:display-name="Section title and description_1_1-outline7" style:family="presentation" style:parent-style-name="Section_20_title_20_and_20_description_5f_1_5f_1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_5f_1-outline8" style:display-name="Section title and description_1_1-outline8" style:family="presentation" style:parent-style-name="Section_20_title_20_and_20_description_5f_1_5f_1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_5f_1-outline9" style:display-name="Section title and description_1_1-outline9" style:family="presentation" style:parent-style-name="Section_20_title_20_and_20_description_5f_1_5f_1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_5f_1-subtitle" style:display-name="Section title and description_1_1-subtitle" style:family="presentation">
      <style:graphic-properties draw:stroke="none" draw:fill="none" draw:textarea-vertical-align="middle">
        <text:list-style style:name="Section_20_title_20_and_20_description_5f_1_5f_1-subtitle" style:display-name="Section title and description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_5f_1-title" style:display-name="Section title and description_1_1-title" style:family="presentation">
      <style:graphic-properties draw:stroke="none" draw:fill="none" draw:textarea-vertical-align="middle">
        <text:list-style style:name="Section_20_title_20_and_20_description_5f_1_5f_1-title" style:display-name="Section title and description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-background" style:display-name="Section title and description_1-background" style:family="presentation">
      <style:graphic-properties draw:stroke="none" draw:fill="solid" draw:fill-color="#ffffff"/>
      <style:text-properties style:letter-kerning="true"/>
    </style:style>
    <style:style style:name="Section_20_title_20_and_20_description_5f_1-backgroundobjects" style:display-name="Section title and description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title_20_and_20_description_5f_1-notes" style:display-name="Section title and description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-outline1" style:display-name="Section title and description_1-outline1" style:family="presentation">
      <style:graphic-properties draw:stroke="none" draw:fill="none" draw:auto-grow-height="false" draw:fit-to-size="shrink-to-fit" style:shrink-to-fit="true">
        <text:list-style style:name="Section_20_title_20_and_20_description_5f_1-outline1" style:display-name="Section title and description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-outline2" style:display-name="Section title and description_1-outline2" style:family="presentation" style:parent-style-name="Section_20_title_20_and_20_description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-outline3" style:display-name="Section title and description_1-outline3" style:family="presentation" style:parent-style-name="Section_20_title_20_and_20_description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-outline4" style:display-name="Section title and description_1-outline4" style:family="presentation" style:parent-style-name="Section_20_title_20_and_20_description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title_20_and_20_description_5f_1-outline5" style:display-name="Section title and description_1-outline5" style:family="presentation" style:parent-style-name="Section_20_title_20_and_20_description_5f_1-outline4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-outline6" style:display-name="Section title and description_1-outline6" style:family="presentation" style:parent-style-name="Section_20_title_20_and_20_description_5f_1-outline5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-outline7" style:display-name="Section title and description_1-outline7" style:family="presentation" style:parent-style-name="Section_20_title_20_and_20_description_5f_1-outline6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-outline8" style:display-name="Section title and description_1-outline8" style:family="presentation" style:parent-style-name="Section_20_title_20_and_20_description_5f_1-outline7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-outline9" style:display-name="Section title and description_1-outline9" style:family="presentation" style:parent-style-name="Section_20_title_20_and_20_description_5f_1-outline8">
      <style:paragraph-properties fo:margin-top="0.1cm" fo:margin-bottom="0cm"/>
      <style:text-properties fo:font-size="20pt" style:font-size-asian="20pt" style:font-size-complex="20pt"/>
    </style:style>
    <style:style style:name="Section_20_title_20_and_20_description_5f_1-subtitle" style:display-name="Section title and description_1-subtitle" style:family="presentation">
      <style:graphic-properties draw:stroke="none" draw:fill="none" draw:textarea-vertical-align="middle">
        <text:list-style style:name="Section_20_title_20_and_20_description_5f_1-subtitle" style:display-name="Section title and description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title_20_and_20_description_5f_1-title" style:display-name="Section title and description_1-title" style:family="presentation">
      <style:graphic-properties draw:stroke="none" draw:fill="none" draw:textarea-vertical-align="middle">
        <text:list-style style:name="Section_20_title_20_and_20_description_5f_1-title" style:display-name="Section title and description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background" style:display-name="Main point-background" style:family="presentation">
      <style:graphic-properties draw:stroke="none" draw:fill="solid" draw:fill-color="#ffffff"/>
      <style:text-properties style:letter-kerning="true"/>
    </style:style>
    <style:style style:name="Main_20_point-backgroundobjects" style:display-name="Main 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20_point-notes" style:display-name="Main 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20_point-outline1" style:display-name="Main point-outline1" style:family="presentation">
      <style:graphic-properties draw:stroke="none" draw:fill="none" draw:auto-grow-height="false" draw:fit-to-size="shrink-to-fit" style:shrink-to-fit="true">
        <text:list-style style:name="Main_20_point-outline1" style:display-name="Main 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20_point-outline2" style:display-name="Main point-outline2" style:family="presentation" style:parent-style-name="Main_20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3" style:display-name="Main point-outline3" style:family="presentation" style:parent-style-name="Main_20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4" style:display-name="Main point-outline4" style:family="presentation" style:parent-style-name="Main_20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20_point-outline5" style:display-name="Main point-outline5" style:family="presentation" style:parent-style-name="Main_20_point-outline4">
      <style:paragraph-properties fo:margin-top="0.1cm" fo:margin-bottom="0cm"/>
      <style:text-properties fo:font-size="20pt" style:font-size-asian="20pt" style:font-size-complex="20pt"/>
    </style:style>
    <style:style style:name="Main_20_point-outline6" style:display-name="Main point-outline6" style:family="presentation" style:parent-style-name="Main_20_point-outline5">
      <style:paragraph-properties fo:margin-top="0.1cm" fo:margin-bottom="0cm"/>
      <style:text-properties fo:font-size="20pt" style:font-size-asian="20pt" style:font-size-complex="20pt"/>
    </style:style>
    <style:style style:name="Main_20_point-outline7" style:display-name="Main point-outline7" style:family="presentation" style:parent-style-name="Main_20_point-outline6">
      <style:paragraph-properties fo:margin-top="0.1cm" fo:margin-bottom="0cm"/>
      <style:text-properties fo:font-size="20pt" style:font-size-asian="20pt" style:font-size-complex="20pt"/>
    </style:style>
    <style:style style:name="Main_20_point-outline8" style:display-name="Main point-outline8" style:family="presentation" style:parent-style-name="Main_20_point-outline7">
      <style:paragraph-properties fo:margin-top="0.1cm" fo:margin-bottom="0cm"/>
      <style:text-properties fo:font-size="20pt" style:font-size-asian="20pt" style:font-size-complex="20pt"/>
    </style:style>
    <style:style style:name="Main_20_point-outline9" style:display-name="Main point-outline9" style:family="presentation" style:parent-style-name="Main_20_point-outline8">
      <style:paragraph-properties fo:margin-top="0.1cm" fo:margin-bottom="0cm"/>
      <style:text-properties fo:font-size="20pt" style:font-size-asian="20pt" style:font-size-complex="20pt"/>
    </style:style>
    <style:style style:name="Main_20_point-subtitle" style:display-name="Main point-subtitle" style:family="presentation">
      <style:graphic-properties draw:stroke="none" draw:fill="none" draw:textarea-vertical-align="middle">
        <text:list-style style:name="Main_20_point-subtitle" style:display-name="Main 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20_point-title" style:display-name="Main point-title" style:family="presentation">
      <style:graphic-properties draw:stroke="none" draw:fill="none" draw:textarea-vertical-align="middle">
        <text:list-style style:name="Main_20_point-title" style:display-name="Main 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fffff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 style:shrink-to-fit="true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_5f_1-background" style:display-name="TITLE_ONLY_1_3_1-background" style:family="presentation">
      <style:graphic-properties draw:stroke="none" draw:fill="solid" draw:fill-color="#ffffff"/>
      <style:text-properties style:letter-kerning="true"/>
    </style:style>
    <style:style style:name="TITLE_5f_ONLY_5f_1_5f_3_5f_1-backgroundobjects" style:display-name="TITLE_ONLY_1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3_5f_1-notes" style:display-name="TITLE_ONLY_1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3_5f_1-outline1" style:display-name="TITLE_ONLY_1_3_1-outline1" style:family="presentation">
      <style:graphic-properties draw:stroke="none" draw:fill="none" draw:auto-grow-height="false" draw:fit-to-size="shrink-to-fit" style:shrink-to-fit="true">
        <text:list-style style:name="TITLE_5f_ONLY_5f_1_5f_3_5f_1-outline1" style:display-name="TITLE_ONLY_1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_5f_1-outline2" style:display-name="TITLE_ONLY_1_3_1-outline2" style:family="presentation" style:parent-style-name="TITLE_5f_ONLY_5f_1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1-outline3" style:display-name="TITLE_ONLY_1_3_1-outline3" style:family="presentation" style:parent-style-name="TITLE_5f_ONLY_5f_1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1-outline4" style:display-name="TITLE_ONLY_1_3_1-outline4" style:family="presentation" style:parent-style-name="TITLE_5f_ONLY_5f_1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1-outline5" style:display-name="TITLE_ONLY_1_3_1-outline5" style:family="presentation" style:parent-style-name="TITLE_5f_ONLY_5f_1_5f_3_5f_1-outline4">
      <style:paragraph-properties fo:margin-top="0.1cm" fo:margin-bottom="0cm"/>
      <style:text-properties fo:font-size="20pt" style:font-size-asian="20pt" style:font-size-complex="20pt"/>
    </style:style>
    <style:style style:name="TITLE_5f_ONLY_5f_1_5f_3_5f_1-outline6" style:display-name="TITLE_ONLY_1_3_1-outline6" style:family="presentation" style:parent-style-name="TITLE_5f_ONLY_5f_1_5f_3_5f_1-outline5">
      <style:paragraph-properties fo:margin-top="0.1cm" fo:margin-bottom="0cm"/>
      <style:text-properties fo:font-size="20pt" style:font-size-asian="20pt" style:font-size-complex="20pt"/>
    </style:style>
    <style:style style:name="TITLE_5f_ONLY_5f_1_5f_3_5f_1-outline7" style:display-name="TITLE_ONLY_1_3_1-outline7" style:family="presentation" style:parent-style-name="TITLE_5f_ONLY_5f_1_5f_3_5f_1-outline6">
      <style:paragraph-properties fo:margin-top="0.1cm" fo:margin-bottom="0cm"/>
      <style:text-properties fo:font-size="20pt" style:font-size-asian="20pt" style:font-size-complex="20pt"/>
    </style:style>
    <style:style style:name="TITLE_5f_ONLY_5f_1_5f_3_5f_1-outline8" style:display-name="TITLE_ONLY_1_3_1-outline8" style:family="presentation" style:parent-style-name="TITLE_5f_ONLY_5f_1_5f_3_5f_1-outline7">
      <style:paragraph-properties fo:margin-top="0.1cm" fo:margin-bottom="0cm"/>
      <style:text-properties fo:font-size="20pt" style:font-size-asian="20pt" style:font-size-complex="20pt"/>
    </style:style>
    <style:style style:name="TITLE_5f_ONLY_5f_1_5f_3_5f_1-outline9" style:display-name="TITLE_ONLY_1_3_1-outline9" style:family="presentation" style:parent-style-name="TITLE_5f_ONLY_5f_1_5f_3_5f_1-outline8">
      <style:paragraph-properties fo:margin-top="0.1cm" fo:margin-bottom="0cm"/>
      <style:text-properties fo:font-size="20pt" style:font-size-asian="20pt" style:font-size-complex="20pt"/>
    </style:style>
    <style:style style:name="TITLE_5f_ONLY_5f_1_5f_3_5f_1-subtitle" style:display-name="TITLE_ONLY_1_3_1-subtitle" style:family="presentation">
      <style:graphic-properties draw:stroke="none" draw:fill="none" draw:textarea-vertical-align="middle">
        <text:list-style style:name="TITLE_5f_ONLY_5f_1_5f_3_5f_1-subtitle" style:display-name="TITLE_ONLY_1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3_5f_1-title" style:display-name="TITLE_ONLY_1_3_1-title" style:family="presentation">
      <style:graphic-properties draw:stroke="none" draw:fill="none" draw:textarea-vertical-align="middle">
        <text:list-style style:name="TITLE_5f_ONLY_5f_1_5f_3_5f_1-title" style:display-name="TITLE_ONLY_1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_5f_2-background" style:display-name="TITLE_ONLY_1_3_2-background" style:family="presentation">
      <style:graphic-properties draw:stroke="none" draw:fill="solid" draw:fill-color="#ffffff"/>
      <style:text-properties style:letter-kerning="true"/>
    </style:style>
    <style:style style:name="TITLE_5f_ONLY_5f_1_5f_3_5f_2-backgroundobjects" style:display-name="TITLE_ONLY_1_3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3_5f_2-notes" style:display-name="TITLE_ONLY_1_3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3_5f_2-outline1" style:display-name="TITLE_ONLY_1_3_2-outline1" style:family="presentation">
      <style:graphic-properties draw:stroke="none" draw:fill="none" draw:auto-grow-height="false" draw:fit-to-size="shrink-to-fit" style:shrink-to-fit="true">
        <text:list-style style:name="TITLE_5f_ONLY_5f_1_5f_3_5f_2-outline1" style:display-name="TITLE_ONLY_1_3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_5f_2-outline2" style:display-name="TITLE_ONLY_1_3_2-outline2" style:family="presentation" style:parent-style-name="TITLE_5f_ONLY_5f_1_5f_3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2-outline3" style:display-name="TITLE_ONLY_1_3_2-outline3" style:family="presentation" style:parent-style-name="TITLE_5f_ONLY_5f_1_5f_3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2-outline4" style:display-name="TITLE_ONLY_1_3_2-outline4" style:family="presentation" style:parent-style-name="TITLE_5f_ONLY_5f_1_5f_3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_5f_2-outline5" style:display-name="TITLE_ONLY_1_3_2-outline5" style:family="presentation" style:parent-style-name="TITLE_5f_ONLY_5f_1_5f_3_5f_2-outline4">
      <style:paragraph-properties fo:margin-top="0.1cm" fo:margin-bottom="0cm"/>
      <style:text-properties fo:font-size="20pt" style:font-size-asian="20pt" style:font-size-complex="20pt"/>
    </style:style>
    <style:style style:name="TITLE_5f_ONLY_5f_1_5f_3_5f_2-outline6" style:display-name="TITLE_ONLY_1_3_2-outline6" style:family="presentation" style:parent-style-name="TITLE_5f_ONLY_5f_1_5f_3_5f_2-outline5">
      <style:paragraph-properties fo:margin-top="0.1cm" fo:margin-bottom="0cm"/>
      <style:text-properties fo:font-size="20pt" style:font-size-asian="20pt" style:font-size-complex="20pt"/>
    </style:style>
    <style:style style:name="TITLE_5f_ONLY_5f_1_5f_3_5f_2-outline7" style:display-name="TITLE_ONLY_1_3_2-outline7" style:family="presentation" style:parent-style-name="TITLE_5f_ONLY_5f_1_5f_3_5f_2-outline6">
      <style:paragraph-properties fo:margin-top="0.1cm" fo:margin-bottom="0cm"/>
      <style:text-properties fo:font-size="20pt" style:font-size-asian="20pt" style:font-size-complex="20pt"/>
    </style:style>
    <style:style style:name="TITLE_5f_ONLY_5f_1_5f_3_5f_2-outline8" style:display-name="TITLE_ONLY_1_3_2-outline8" style:family="presentation" style:parent-style-name="TITLE_5f_ONLY_5f_1_5f_3_5f_2-outline7">
      <style:paragraph-properties fo:margin-top="0.1cm" fo:margin-bottom="0cm"/>
      <style:text-properties fo:font-size="20pt" style:font-size-asian="20pt" style:font-size-complex="20pt"/>
    </style:style>
    <style:style style:name="TITLE_5f_ONLY_5f_1_5f_3_5f_2-outline9" style:display-name="TITLE_ONLY_1_3_2-outline9" style:family="presentation" style:parent-style-name="TITLE_5f_ONLY_5f_1_5f_3_5f_2-outline8">
      <style:paragraph-properties fo:margin-top="0.1cm" fo:margin-bottom="0cm"/>
      <style:text-properties fo:font-size="20pt" style:font-size-asian="20pt" style:font-size-complex="20pt"/>
    </style:style>
    <style:style style:name="TITLE_5f_ONLY_5f_1_5f_3_5f_2-subtitle" style:display-name="TITLE_ONLY_1_3_2-subtitle" style:family="presentation">
      <style:graphic-properties draw:stroke="none" draw:fill="none" draw:textarea-vertical-align="middle">
        <text:list-style style:name="TITLE_5f_ONLY_5f_1_5f_3_5f_2-subtitle" style:display-name="TITLE_ONLY_1_3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3_5f_2-title" style:display-name="TITLE_ONLY_1_3_2-title" style:family="presentation">
      <style:graphic-properties draw:stroke="none" draw:fill="none" draw:textarea-vertical-align="middle">
        <text:list-style style:name="TITLE_5f_ONLY_5f_1_5f_3_5f_2-title" style:display-name="TITLE_ONLY_1_3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-background" style:display-name="TITLE_ONLY_1_3-background" style:family="presentation">
      <style:graphic-properties draw:stroke="none" draw:fill="solid" draw:fill-color="#ffffff"/>
      <style:text-properties style:letter-kerning="true"/>
    </style:style>
    <style:style style:name="TITLE_5f_ONLY_5f_1_5f_3-backgroundobjects" style:display-name="TITLE_ONLY_1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_5f_3-notes" style:display-name="TITLE_ONLY_1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_5f_3-outline1" style:display-name="TITLE_ONLY_1_3-outline1" style:family="presentation">
      <style:graphic-properties draw:stroke="none" draw:fill="none" draw:auto-grow-height="false" draw:fit-to-size="shrink-to-fit" style:shrink-to-fit="true">
        <text:list-style style:name="TITLE_5f_ONLY_5f_1_5f_3-outline1" style:display-name="TITLE_ONLY_1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_5f_3-outline2" style:display-name="TITLE_ONLY_1_3-outline2" style:family="presentation" style:parent-style-name="TITLE_5f_ONLY_5f_1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3" style:display-name="TITLE_ONLY_1_3-outline3" style:family="presentation" style:parent-style-name="TITLE_5f_ONLY_5f_1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4" style:display-name="TITLE_ONLY_1_3-outline4" style:family="presentation" style:parent-style-name="TITLE_5f_ONLY_5f_1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_5f_3-outline5" style:display-name="TITLE_ONLY_1_3-outline5" style:family="presentation" style:parent-style-name="TITLE_5f_ONLY_5f_1_5f_3-outline4">
      <style:paragraph-properties fo:margin-top="0.1cm" fo:margin-bottom="0cm"/>
      <style:text-properties fo:font-size="20pt" style:font-size-asian="20pt" style:font-size-complex="20pt"/>
    </style:style>
    <style:style style:name="TITLE_5f_ONLY_5f_1_5f_3-outline6" style:display-name="TITLE_ONLY_1_3-outline6" style:family="presentation" style:parent-style-name="TITLE_5f_ONLY_5f_1_5f_3-outline5">
      <style:paragraph-properties fo:margin-top="0.1cm" fo:margin-bottom="0cm"/>
      <style:text-properties fo:font-size="20pt" style:font-size-asian="20pt" style:font-size-complex="20pt"/>
    </style:style>
    <style:style style:name="TITLE_5f_ONLY_5f_1_5f_3-outline7" style:display-name="TITLE_ONLY_1_3-outline7" style:family="presentation" style:parent-style-name="TITLE_5f_ONLY_5f_1_5f_3-outline6">
      <style:paragraph-properties fo:margin-top="0.1cm" fo:margin-bottom="0cm"/>
      <style:text-properties fo:font-size="20pt" style:font-size-asian="20pt" style:font-size-complex="20pt"/>
    </style:style>
    <style:style style:name="TITLE_5f_ONLY_5f_1_5f_3-outline8" style:display-name="TITLE_ONLY_1_3-outline8" style:family="presentation" style:parent-style-name="TITLE_5f_ONLY_5f_1_5f_3-outline7">
      <style:paragraph-properties fo:margin-top="0.1cm" fo:margin-bottom="0cm"/>
      <style:text-properties fo:font-size="20pt" style:font-size-asian="20pt" style:font-size-complex="20pt"/>
    </style:style>
    <style:style style:name="TITLE_5f_ONLY_5f_1_5f_3-outline9" style:display-name="TITLE_ONLY_1_3-outline9" style:family="presentation" style:parent-style-name="TITLE_5f_ONLY_5f_1_5f_3-outline8">
      <style:paragraph-properties fo:margin-top="0.1cm" fo:margin-bottom="0cm"/>
      <style:text-properties fo:font-size="20pt" style:font-size-asian="20pt" style:font-size-complex="20pt"/>
    </style:style>
    <style:style style:name="TITLE_5f_ONLY_5f_1_5f_3-subtitle" style:display-name="TITLE_ONLY_1_3-subtitle" style:family="presentation">
      <style:graphic-properties draw:stroke="none" draw:fill="none" draw:textarea-vertical-align="middle">
        <text:list-style style:name="TITLE_5f_ONLY_5f_1_5f_3-subtitle" style:display-name="TITLE_ONLY_1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_5f_3-title" style:display-name="TITLE_ONLY_1_3-title" style:family="presentation">
      <style:graphic-properties draw:stroke="none" draw:fill="none" draw:textarea-vertical-align="middle">
        <text:list-style style:name="TITLE_5f_ONLY_5f_1_5f_3-title" style:display-name="TITLE_ONLY_1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5f_1-background" style:display-name="Standard_1-background" style:family="presentation">
      <style:graphic-properties draw:stroke="none" draw:fill="solid" draw:fill-color="#ffffff"/>
      <style:text-properties style:letter-kerning="true"/>
    </style:style>
    <style:style style:name="Standard_5f_1-backgroundobjects" style:display-name="Standard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1-notes" style:display-name="Standard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1-outline1" style:display-name="Standard_1-outline1" style:family="presentation">
      <style:graphic-properties draw:stroke="none" draw:fill="none" draw:auto-grow-height="false" draw:fit-to-size="shrink-to-fit" style:shrink-to-fit="true">
        <text:list-style style:name="Standard_5f_1-outline1" style:display-name="Standard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5f_1-outline2" style:display-name="Standard_1-outline2" style:family="presentation" style:parent-style-name="Standard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5f_1-outline3" style:display-name="Standard_1-outline3" style:family="presentation" style:parent-style-name="Standard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5f_1-outline4" style:display-name="Standard_1-outline4" style:family="presentation" style:parent-style-name="Standard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5f_1-outline5" style:display-name="Standard_1-outline5" style:family="presentation" style:parent-style-name="Standard_5f_1-outline4">
      <style:paragraph-properties fo:margin-top="0.1cm" fo:margin-bottom="0cm"/>
      <style:text-properties fo:font-size="20pt" style:font-size-asian="20pt" style:font-size-complex="20pt"/>
    </style:style>
    <style:style style:name="Standard_5f_1-outline6" style:display-name="Standard_1-outline6" style:family="presentation" style:parent-style-name="Standard_5f_1-outline5">
      <style:paragraph-properties fo:margin-top="0.1cm" fo:margin-bottom="0cm"/>
      <style:text-properties fo:font-size="20pt" style:font-size-asian="20pt" style:font-size-complex="20pt"/>
    </style:style>
    <style:style style:name="Standard_5f_1-outline7" style:display-name="Standard_1-outline7" style:family="presentation" style:parent-style-name="Standard_5f_1-outline6">
      <style:paragraph-properties fo:margin-top="0.1cm" fo:margin-bottom="0cm"/>
      <style:text-properties fo:font-size="20pt" style:font-size-asian="20pt" style:font-size-complex="20pt"/>
    </style:style>
    <style:style style:name="Standard_5f_1-outline8" style:display-name="Standard_1-outline8" style:family="presentation" style:parent-style-name="Standard_5f_1-outline7">
      <style:paragraph-properties fo:margin-top="0.1cm" fo:margin-bottom="0cm"/>
      <style:text-properties fo:font-size="20pt" style:font-size-asian="20pt" style:font-size-complex="20pt"/>
    </style:style>
    <style:style style:name="Standard_5f_1-outline9" style:display-name="Standard_1-outline9" style:family="presentation" style:parent-style-name="Standard_5f_1-outline8">
      <style:paragraph-properties fo:margin-top="0.1cm" fo:margin-bottom="0cm"/>
      <style:text-properties fo:font-size="20pt" style:font-size-asian="20pt" style:font-size-complex="20pt"/>
    </style:style>
    <style:style style:name="Standard_5f_1-subtitle" style:display-name="Standard_1-subtitle" style:family="presentation">
      <style:graphic-properties draw:stroke="none" draw:fill="none" draw:textarea-vertical-align="middle">
        <text:list-style style:name="Standard_5f_1-subtitle" style:display-name="Standard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1-title" style:display-name="Standard_1-title" style:family="presentation">
      <style:graphic-properties draw:stroke="none" draw:fill="none" draw:textarea-vertical-align="middle">
        <text:list-style style:name="Standard_5f_1-title" style:display-name="Standard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48cm" fo:padding-bottom="0.048cm" fo:padding-left="0.095cm" fo:padding-right="0.095cm" fo:wrap-option="wrap"/>
    </style:style>
    <style:style style:name="Mpr21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22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Big_20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4" style:family="presentation" style:parent-style-name="Big_20_number-backgroundobjects">
      <style:graphic-properties draw:stroke="none" draw:fill="none" draw:fill-color="#ffffff" draw:auto-grow-height="false" fo:min-height="1.27cm"/>
    </style:style>
    <style:style style:name="Mpr25" style:family="presentation" style:parent-style-name="Big_20_number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2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0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1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5f_ONLY_5f_1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3" style:family="presentation" style:parent-style-name="TITLE_5f_ONLY_5f_1_5f_2-backgroundobjects">
      <style:graphic-properties draw:stroke="none" draw:fill="none" draw:fill-color="#ffffff" draw:auto-grow-height="false" fo:min-height="1.27cm"/>
    </style:style>
    <style:style style:name="Mpr34" style:family="presentation" style:parent-style-name="TITLE_5f_ONLY_5f_1_5f_2-backgroundobjects">
      <style:graphic-properties draw:stroke="none" draw:fill="none" draw:fill-color="#ffffff" draw:textarea-vertical-align="bottom" draw:auto-grow-height="false" fo:min-height="1.27cm"/>
    </style:style>
    <style:style style:name="Mpr35" style:family="presentation" style:parent-style-name="TITLE_5f_ONLY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6" style:family="presentation" style:parent-style-name="TITLE_5f_ONLY_5f_1_5f_1-backgroundobjects">
      <style:graphic-properties draw:stroke="none" draw:fill="none" draw:fill-color="#ffffff" draw:auto-grow-height="false" fo:min-height="1.27cm"/>
    </style:style>
    <style:style style:name="Mpr37" style:family="presentation" style:parent-style-name="TITLE_5f_ONLY_5f_1_5f_1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9" style:family="presentation" style:parent-style-name="TITLE_5f_ONLY_5f_1-backgroundobjects">
      <style:graphic-properties draw:stroke="none" draw:fill="none" draw:fill-color="#ffffff" draw:auto-grow-height="false" fo:min-height="1.27cm"/>
    </style:style>
    <style:style style:name="Mpr40" style:family="presentation" style:parent-style-name="TITLE_5f_ONLY_5f_1-backgroundobjects">
      <style:graphic-properties draw:stroke="none" draw:fill="none" draw:fill-color="#ffffff" draw:textarea-vertical-align="bottom" draw:auto-grow-height="false" fo:min-height="1.27cm"/>
    </style:style>
    <style:style style:name="Mpr41" style:family="presentation" style:parent-style-name="Section_20_title_20_and_20_description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2" style:family="presentation" style:parent-style-name="Section_20_title_20_and_20_description_5f_1_5f_1-backgroundobjects">
      <style:graphic-properties draw:stroke="none" draw:fill="none" draw:fill-color="#ffffff" draw:auto-grow-height="false" fo:min-height="1.27cm"/>
    </style:style>
    <style:style style:name="Mpr43" style:family="presentation" style:parent-style-name="Section_20_title_20_and_20_description_5f_1_5f_1-backgroundobjects">
      <style:graphic-properties draw:stroke="none" draw:fill="none" draw:fill-color="#ffffff" draw:textarea-vertical-align="bottom" draw:auto-grow-height="false" fo:min-height="1.27cm"/>
    </style:style>
    <style:style style:name="Mpr44" style:family="presentation" style:parent-style-name="Section_20_title_20_and_20_description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5" style:family="presentation" style:parent-style-name="Section_20_title_20_and_20_description_5f_1-backgroundobjects">
      <style:graphic-properties draw:stroke="none" draw:fill="none" draw:fill-color="#ffffff" draw:auto-grow-height="false" fo:min-height="1.27cm"/>
    </style:style>
    <style:style style:name="Mpr46" style:family="presentation" style:parent-style-name="Section_20_title_20_and_20_description_5f_1-backgroundobjects">
      <style:graphic-properties draw:stroke="none" draw:fill="none" draw:fill-color="#ffffff" draw:textarea-vertical-align="bottom" draw:auto-grow-height="false" fo:min-height="1.27cm"/>
    </style:style>
    <style:style style:name="Mpr47" style:family="presentation" style:parent-style-name="Main_20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8" style:family="presentation" style:parent-style-name="Main_20_point-backgroundobjects">
      <style:graphic-properties draw:stroke="none" draw:fill="none" draw:fill-color="#ffffff" draw:auto-grow-height="false" fo:min-height="1.27cm"/>
    </style:style>
    <style:style style:name="Mpr49" style:family="presentation" style:parent-style-name="Main_20_point-backgroundobjects">
      <style:graphic-properties draw:stroke="none" draw:fill="none" draw:fill-color="#ffffff" draw:textarea-vertical-align="bottom" draw:auto-grow-height="false" fo:min-height="1.27cm"/>
    </style:style>
    <style:style style:name="Mpr50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1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52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r53" style:family="presentation" style:parent-style-name="TITLE_5f_ONLY_5f_1_5f_3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4" style:family="presentation" style:parent-style-name="TITLE_5f_ONLY_5f_1_5f_3_5f_1-backgroundobjects">
      <style:graphic-properties draw:stroke="none" draw:fill="none" draw:fill-color="#ffffff" draw:auto-grow-height="false" fo:min-height="1.27cm"/>
    </style:style>
    <style:style style:name="Mpr55" style:family="presentation" style:parent-style-name="TITLE_5f_ONLY_5f_1_5f_3_5f_1-backgroundobjects">
      <style:graphic-properties draw:stroke="none" draw:fill="none" draw:fill-color="#ffffff" draw:textarea-vertical-align="bottom" draw:auto-grow-height="false" fo:min-height="1.27cm"/>
    </style:style>
    <style:style style:name="Mpr56" style:family="presentation" style:parent-style-name="TITLE_5f_ONLY_5f_1_5f_3_5f_2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7" style:family="presentation" style:parent-style-name="TITLE_5f_ONLY_5f_1_5f_3_5f_2-backgroundobjects">
      <style:graphic-properties draw:stroke="none" draw:fill="none" draw:fill-color="#ffffff" draw:auto-grow-height="false" fo:min-height="1.27cm"/>
    </style:style>
    <style:style style:name="Mpr58" style:family="presentation" style:parent-style-name="TITLE_5f_ONLY_5f_1_5f_3_5f_2-backgroundobjects">
      <style:graphic-properties draw:stroke="none" draw:fill="none" draw:fill-color="#ffffff" draw:textarea-vertical-align="bottom" draw:auto-grow-height="false" fo:min-height="1.27cm"/>
    </style:style>
    <style:style style:name="Mpr59" style:family="presentation" style:parent-style-name="TITLE_5f_ONLY_5f_1_5f_3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0" style:family="presentation" style:parent-style-name="TITLE_5f_ONLY_5f_1_5f_3-backgroundobjects">
      <style:graphic-properties draw:stroke="none" draw:fill="none" draw:fill-color="#ffffff" draw:auto-grow-height="false" fo:min-height="1.27cm"/>
    </style:style>
    <style:style style:name="Mpr61" style:family="presentation" style:parent-style-name="TITLE_5f_ONLY_5f_1_5f_3-backgroundobjects">
      <style:graphic-properties draw:stroke="none" draw:fill="none" draw:fill-color="#ffffff" draw:textarea-vertical-align="bottom" draw:auto-grow-height="false" fo:min-height="1.27cm"/>
    </style:style>
    <style:style style:name="Mpr62" style:family="presentation" style:parent-style-name="Standard_5f_1-backgroundobjects">
      <style:graphic-properties draw:stroke="none" draw:fill="none" draw:fill-color="#ffffff" draw:auto-grow-height="false" fo:min-height="1.27cm"/>
    </style:style>
    <style:style style:name="Mpr63" style:family="presentation" style:parent-style-name="Standard_5f_1-backgroundobjects">
      <style:graphic-properties draw:stroke="none" draw:fill="none" draw:fill-color="#ffffff" draw:textarea-vertical-align="bottom" draw:auto-grow-height="false" fo:min-height="1.27cm"/>
    </style:style>
    <style:style style:name="Mpr64" style:family="presentation" style:parent-style-name="Standard-backgroundobjects">
      <style:graphic-properties draw:stroke="none" draw:fill="none" draw:fill-color="#ffffff" draw:auto-grow-height="false" fo:min-height="1.27cm"/>
    </style:style>
    <style:style style:name="Mpr65" style:family="presentation" style:parent-style-name="Standard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MT3" style:family="text">
      <style:text-properties fo:font-variant="normal" fo:text-transform="none" fo:color="#929292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Nunito Sans" fo:font-size="14pt" fo:letter-spacing="normal" fo:font-style="normal" style:text-underline-style="none" fo:font-weight="normal" style:font-name-asian="Nunito Sans" style:font-size-asian="14pt" style:font-style-asian="normal" style:font-weight-asian="normal" style:font-name-complex="Nunito Sans" style:font-size-complex="14pt" style:font-style-complex="normal" style:font-weight-complex="normal"/>
    </style:style>
    <style:style style:name="MT6" style:family="text">
      <style:text-properties fo:font-variant="normal" fo:text-transform="none" fo:color="#434343" style:text-line-through-style="none" style:text-line-through-type="none" style:text-position="0% 100%" style:font-name="Nunito Sans" fo:font-size="14pt" fo:letter-spacing="normal" fo:font-style="normal" style:text-underline-style="none" fo:font-weight="normal" style:font-name-asian="Nunito Sans" style:font-size-asian="14pt" style:font-style-asian="normal" style:font-weight-asian="normal" style:font-name-complex="Nunito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5;p3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7;p3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0;p2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1;p2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2;p2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13;p2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9;p4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20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2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4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5;p5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26;p5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8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9;p6" presentation:style-name="Mpr1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30;p6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96;p19" presentation:style-name="Mpr1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97;p19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frame draw:name="Google Shape;102;p22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03;p22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104;p22" presentation:style-name="Mpr19" draw:text-style-name="MP9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05;p22" presentation:style-name="Mpr19" draw:text-style-name="MP9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06;p22" presentation:style-name="Mpr20" draw:text-style-name="MP9" draw:layer="backgroundobjects" svg:width="5.714cm" svg:height="0.76cm" svg:x="17.939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20_number" style:display-name="Big number" style:page-layout-name="PM1" draw:style-name="Mdp1">
      <draw:frame draw:name="Google Shape;92;p18" presentation:style-name="Big_20_number-title" draw:layer="backgroundobjects" svg:width="23.667cm" svg:height="5.453cm" svg:x="0.866cm" svg:y="3.073cm" presentation:class="title" presentation:placeholder="true" presentation:user-transformed="true">
        <draw:text-box/>
      </draw:frame>
      <draw:frame draw:name="Google Shape;93;p18" presentation:style-name="Big_20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94;p18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20_number-title" draw:layer="backgroundobjects" svg:width="16.931cm" svg:height="9.524cm" svg:x="1.059cm" svg:y="1.93cm" presentation:class="page"/>
        <draw:frame presentation:style-name="Big_20_number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5f_1" style:display-name="BLANK_1" style:page-layout-name="PM1" draw:style-name="Mdp1">
      <draw:frame draw:name="Google Shape;108;p23" presentation:style-name="Mpr2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Google Shape;109;p23" draw:style-name="Mgr4" draw:text-style-name="MP12" draw:layer="backgroundobjects" svg:width="25.399cm" svg:height="14.287cm" svg:x="0cm" svg:y="0cm">
        <draw:image xlink:href="Pictures/100002010000003B000000CDB4D22E1B13BE469F.png" xlink:type="simple" xlink:show="embed" xlink:actuate="onLoad">
          <text:p/>
        </draw:image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" style:page-layout-name="PM1" draw:style-name="Mdp1">
      <draw:frame draw:name="Google Shape;89;p17" presentation:style-name="Caption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90;p17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2" style:display-name="TITLE_ONLY_1_2" style:page-layout-name="PM1" draw:style-name="Mdp1">
      <draw:frame draw:name="Google Shape;62;p12" presentation:style-name="TITLE_5f_ONLY_5f_1_5f_2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3;p12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64;p12" draw:style-name="Mgr4" draw:text-style-name="MP12" draw:layer="backgroundobjects" svg:width="7.564cm" svg:height="2.178cm" draw:transform="rotate (-0.568628270299752) translate (20.08cm -0.923cm)">
        <draw:image xlink:href="Pictures/1000020100000640000001CE2BF168100823EE5F.png" xlink:type="simple" xlink:show="embed" xlink:actuate="onLoad">
          <text:p/>
        </draw:image>
      </draw:frame>
      <draw:custom-shape draw:name="Google Shape;65;p12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1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2-title" draw:layer="backgroundobjects" svg:width="16.931cm" svg:height="9.524cm" svg:x="1.059cm" svg:y="1.93cm" presentation:class="page"/>
        <draw:frame presentation:style-name="TITLE_5f_ONLY_5f_1_5f_2-notes" draw:layer="backgroundobjects" svg:width="15.239cm" svg:height="11.429cm" svg:x="1.905cm" svg:y="12.065cm" presentation:class="notes" presentation:placeholder="true">
          <draw:text-box/>
        </draw:frame>
        <draw:frame presentation:style-name="Mpr3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1" style:display-name="TITLE_ONLY_1_1" style:page-layout-name="PM1" draw:style-name="Mdp1">
      <draw:frame draw:name="Google Shape;57;p11" presentation:style-name="TITLE_5f_ONLY_5f_1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58;p11" presentation:style-name="Mpr3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59;p11" draw:style-name="Mgr4" draw:text-style-name="MP12" draw:layer="backgroundobjects" svg:width="7.564cm" svg:height="2.178cm" draw:transform="rotate (-0.568628270299752) translate (20.08cm -0.923cm)">
        <draw:image xlink:href="Pictures/1000020100000640000001CE5DB3B143328691C3.png" xlink:type="simple" xlink:show="embed" xlink:actuate="onLoad">
          <text:p/>
        </draw:image>
      </draw:frame>
      <draw:custom-shape draw:name="Google Shape;60;p11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_5f_1-title" draw:layer="backgroundobjects" svg:width="16.931cm" svg:height="9.524cm" svg:x="1.059cm" svg:y="1.93cm" presentation:class="page"/>
        <draw:frame presentation:style-name="TITLE_5f_ONLY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" style:display-name="TITLE_ONLY_1" style:page-layout-name="PM1" draw:style-name="Mdp1">
      <draw:frame draw:name="Google Shape;32;p7" presentation:style-name="TITLE_5f_ONLY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3;p7" presentation:style-name="Mpr3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34;p7" draw:style-name="Mgr4" draw:text-style-name="MP12" draw:layer="backgroundobjects" svg:width="7.564cm" svg:height="2.178cm" draw:transform="rotate (-0.568628270299752) translate (20.08cm -0.923cm)">
        <draw:image xlink:href="Pictures/1000020100000640000001CE55E0CA9996776B24.png" xlink:type="simple" xlink:show="embed" xlink:actuate="onLoad">
          <text:p/>
        </draw:image>
      </draw:frame>
      <draw:custom-shape draw:name="Google Shape;35;p7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16.931cm" svg:height="9.524cm" svg:x="1.059cm" svg:y="1.93cm" presentation:class="page"/>
        <draw:frame presentation:style-name="TITLE_5f_ONLY_5f_1-notes" draw:layer="backgroundobjects" svg:width="15.239cm" svg:height="11.429cm" svg:x="1.905cm" svg:y="12.065cm" presentation:class="notes" presentation:placeholder="true">
          <draw:text-box/>
        </draw:frame>
        <draw:frame presentation:style-name="Mpr3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_5f_1_5f_1" style:display-name="Section title and description_1_1" style:page-layout-name="PM1" draw:style-name="Mdp1">
      <draw:custom-shape draw:name="Google Shape;83;p16" draw:style-name="Mgr5" draw:text-style-name="MP8" draw:layer="backgroundobjects" svg:width="12.699cm" svg:height="14.287cm" svg:x="12.7cm" svg:y="0cm">
        <text:p text:style-name="MP14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4;p16" presentation:style-name="Section_20_title_20_and_20_description_5f_1_5f_1-title" draw:layer="backgroundobjects" svg:width="11.236cm" svg:height="4.117cm" svg:x="0.738cm" svg:y="3.214cm" presentation:class="title" presentation:placeholder="true" presentation:user-transformed="true">
        <draw:text-box/>
      </draw:frame>
      <draw:frame draw:name="Google Shape;86;p16" presentation:style-name="Section_20_title_20_and_20_description_5f_1_5f_1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87;p16" presentation:style-name="Mpr4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20_title_20_and_20_description_5f_1_5f_1-title" draw:layer="backgroundobjects" svg:width="16.931cm" svg:height="9.524cm" svg:x="1.059cm" svg:y="1.93cm" presentation:class="page"/>
        <draw:frame presentation:style-name="Section_20_title_20_and_20_description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4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title_20_and_20_description_5f_1" style:display-name="Section title and description_1" style:page-layout-name="PM1" draw:style-name="Mdp1">
      <draw:custom-shape draw:name="Google Shape;75;p15" draw:style-name="Mgr5" draw:text-style-name="MP8" draw:layer="backgroundobjects" svg:width="12.699cm" svg:height="14.287cm" svg:x="12.7cm" svg:y="0cm">
        <text:p text:style-name="MP14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76;p15" presentation:style-name="Section_20_title_20_and_20_description_5f_1-title" draw:layer="backgroundobjects" svg:width="11.236cm" svg:height="4.117cm" svg:x="0.738cm" svg:y="0.885cm" presentation:class="title" presentation:placeholder="true" presentation:user-transformed="true">
        <draw:text-box/>
      </draw:frame>
      <draw:frame draw:name="Google Shape;78;p15" presentation:style-name="Section_20_title_20_and_20_description_5f_1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79;p15" presentation:style-name="Mpr4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80;p15" draw:style-name="Mgr6" draw:text-style-name="MP13" draw:layer="backgroundobjects" svg:width="11.236cm" svg:height="6.003cm" svg:x="0.863cm" svg:y="7.853cm">
        <text:p text:style-name="MP7"><text:span text:style-name="MT5">SPACE FOR SPONSOR LOG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15" draw:style-name="Mgr7" draw:text-style-name="MP13" draw:layer="backgroundobjects" svg:width="3.98cm" svg:height="1.092cm" svg:x="0.646cm" svg:y="6.959cm">
        <text:p text:style-name="MP14"><text:span text:style-name="MT6">Sponsored by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20_title_20_and_20_description_5f_1-title" draw:layer="backgroundobjects" svg:width="16.931cm" svg:height="9.524cm" svg:x="1.059cm" svg:y="1.93cm" presentation:class="page"/>
        <draw:frame presentation:style-name="Section_20_title_20_and_20_description_5f_1-notes" draw:layer="backgroundobjects" svg:width="15.239cm" svg:height="11.429cm" svg:x="1.905cm" svg:y="12.065cm" presentation:class="notes" presentation:placeholder="true">
          <draw:text-box/>
        </draw:frame>
        <draw:frame presentation:style-name="Mpr4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20_point" style:display-name="Main point" style:page-layout-name="PM1" draw:style-name="Mdp1">
      <draw:frame draw:name="Google Shape;72;p14" presentation:style-name="Main_20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73;p14" presentation:style-name="Mpr4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20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20_point-title" draw:layer="backgroundobjects" svg:width="16.931cm" svg:height="9.524cm" svg:x="1.059cm" svg:y="1.93cm" presentation:class="page"/>
        <draw:frame presentation:style-name="Main_20_point-notes" draw:layer="backgroundobjects" svg:width="15.239cm" svg:height="11.429cm" svg:x="1.905cm" svg:y="12.065cm" presentation:class="notes" presentation:placeholder="true">
          <draw:text-box/>
        </draw:frame>
        <draw:frame presentation:style-name="Mpr4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20_column_20_text" style:display-name="One column text" style:page-layout-name="PM1" draw:style-name="Mdp1">
      <draw:frame draw:name="Google Shape;67;p13" presentation:style-name="One_20_column_20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68;p13" presentation:style-name="One_20_column_20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69;p13" presentation:style-name="Mpr5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70;p13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5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3_5f_1" style:display-name="TITLE_ONLY_1_3_1" style:page-layout-name="PM1" draw:style-name="Mdp1">
      <draw:custom-shape draw:name="Google Shape;50;p10" draw:style-name="Mgr5" draw:text-style-name="MP8" draw:layer="backgroundobjects" svg:width="12.699cm" svg:height="14.287cm" svg:x="12.7cm" svg:y="0cm">
        <text:p text:style-name="MP14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1;p10" presentation:style-name="TITLE_5f_ONLY_5f_1_5f_3_5f_1-title" draw:layer="backgroundobjects" svg:width="10.994cm" svg:height="1.59cm" svg:x="0.866cm" svg:y="1.236cm" presentation:class="title" presentation:placeholder="true" presentation:user-transformed="true">
        <draw:text-box/>
      </draw:frame>
      <draw:frame draw:name="Google Shape;52;p10" presentation:style-name="Mpr5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53;p10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0" presentation:style-name="TITLE_5f_ONLY_5f_1_5f_3_5f_1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55;p10" draw:style-name="Mgr4" draw:text-style-name="MP12" draw:layer="backgroundobjects" svg:width="7.564cm" svg:height="2.178cm" draw:transform="rotate (-0.568628270299752) translate (20.08cm -0.923cm)">
        <draw:image xlink:href="Pictures/1000020100000640000001CE5DB3B143328691C3.png" xlink:type="simple" xlink:show="embed" xlink:actuate="onLoad">
          <text:p/>
        </draw:image>
      </draw:frame>
      <presentation:notes style:page-layout-name="PM2">
        <draw:page-thumbnail presentation:style-name="TITLE_5f_ONLY_5f_1_5f_3_5f_1-title" draw:layer="backgroundobjects" svg:width="16.931cm" svg:height="9.524cm" svg:x="1.059cm" svg:y="1.93cm" presentation:class="page"/>
        <draw:frame presentation:style-name="TITLE_5f_ONLY_5f_1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5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3_5f_2" style:display-name="TITLE_ONLY_1_3_2" style:page-layout-name="PM1" draw:style-name="Mdp1">
      <draw:custom-shape draw:name="Google Shape;44;p9" draw:style-name="Mgr5" draw:text-style-name="MP8" draw:layer="backgroundobjects" svg:width="12.699cm" svg:height="14.287cm" svg:x="12.7cm" svg:y="0cm">
        <text:p text:style-name="MP14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9" presentation:style-name="TITLE_5f_ONLY_5f_1_5f_3_5f_2-title" draw:layer="backgroundobjects" svg:width="10.994cm" svg:height="1.59cm" svg:x="0.866cm" svg:y="1.236cm" presentation:class="title" presentation:placeholder="true" presentation:user-transformed="true">
        <draw:text-box/>
      </draw:frame>
      <draw:frame draw:name="Google Shape;46;p9" presentation:style-name="Mpr5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47;p9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9" presentation:style-name="TITLE_5f_ONLY_5f_1_5f_3_5f_2-outline1" draw:layer="backgroundobjects" svg:width="10.657cm" svg:height="10.263cm" svg:x="13.721cm" svg:y="2.011cm" presentation:class="outline" presentation:placeholder="true" presentation:user-transformed="true">
        <draw:text-box/>
      </draw:frame>
      <presentation:notes style:page-layout-name="PM2">
        <draw:page-thumbnail presentation:style-name="TITLE_5f_ONLY_5f_1_5f_3_5f_2-title" draw:layer="backgroundobjects" svg:width="16.931cm" svg:height="9.524cm" svg:x="1.059cm" svg:y="1.93cm" presentation:class="page"/>
        <draw:frame presentation:style-name="TITLE_5f_ONLY_5f_1_5f_3_5f_2-notes" draw:layer="backgroundobjects" svg:width="15.239cm" svg:height="11.429cm" svg:x="1.905cm" svg:y="12.065cm" presentation:class="notes" presentation:placeholder="true">
          <draw:text-box/>
        </draw:frame>
        <draw:frame presentation:style-name="Mpr5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_5f_1_5f_3" style:display-name="TITLE_ONLY_1_3" style:page-layout-name="PM1" draw:style-name="Mdp1">
      <draw:custom-shape draw:name="Google Shape;37;p8" draw:style-name="Mgr5" draw:text-style-name="MP8" draw:layer="backgroundobjects" svg:width="12.699cm" svg:height="14.287cm" svg:x="12.7cm" svg:y="0cm">
        <text:p text:style-name="MP14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8;p8" presentation:style-name="TITLE_5f_ONLY_5f_1_5f_3-title" draw:layer="backgroundobjects" svg:width="10.994cm" svg:height="1.59cm" svg:x="0.866cm" svg:y="1.236cm" presentation:class="title" presentation:placeholder="true" presentation:user-transformed="true">
        <draw:text-box/>
      </draw:frame>
      <draw:frame draw:name="Google Shape;39;p8" presentation:style-name="Mpr5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40;p8" draw:style-name="Mgr4" draw:text-style-name="MP12" draw:layer="backgroundobjects" svg:width="7.564cm" svg:height="2.178cm" draw:transform="rotate (-0.568628270299752) translate (20.08cm -0.923cm)">
        <draw:image xlink:href="Pictures/1000020100000640000001CE55E0CA9996776B24.png" xlink:type="simple" xlink:show="embed" xlink:actuate="onLoad">
          <text:p/>
        </draw:image>
      </draw:frame>
      <draw:custom-shape draw:name="Google Shape;41;p8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8" presentation:style-name="TITLE_5f_ONLY_5f_1_5f_3-outline1" draw:layer="backgroundobjects" svg:width="10.657cm" svg:height="10.263cm" svg:x="13.721cm" svg:y="2.011cm" presentation:class="outline" presentation:placeholder="true" presentation:user-transformed="true">
        <draw:text-box/>
      </draw:frame>
      <presentation:notes style:page-layout-name="PM2">
        <draw:page-thumbnail presentation:style-name="TITLE_5f_ONLY_5f_1_5f_3-title" draw:layer="backgroundobjects" svg:width="16.931cm" svg:height="9.524cm" svg:x="1.059cm" svg:y="1.93cm" presentation:class="page"/>
        <draw:frame presentation:style-name="TITLE_5f_ONLY_5f_1_5f_3-notes" draw:layer="backgroundobjects" svg:width="15.239cm" svg:height="11.429cm" svg:x="1.905cm" svg:y="12.065cm" presentation:class="notes" presentation:placeholder="true">
          <draw:text-box/>
        </draw:frame>
        <draw:frame presentation:style-name="Mpr6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5f_1" style:display-name="Standard_1" style:page-layout-name="PM1" draw:style-name="Mdp1">
      <draw:frame presentation:style-name="Standard_5f_1-title" draw:layer="backgroundobjects" svg:width="22.859cm" svg:height="2.385cm" svg:x="1.27cm" svg:y="0.57cm" presentation:class="title" presentation:placeholder="true">
        <draw:text-box/>
      </draw:frame>
      <draw:frame presentation:style-name="Standard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tandard_5f_1-title" draw:layer="backgroundobjects" svg:width="16.931cm" svg:height="9.524cm" svg:x="1.059cm" svg:y="1.93cm" presentation:class="page"/>
        <draw:frame presentation:style-name="Standard_5f_1-notes" draw:layer="backgroundobjects" svg:width="15.239cm" svg:height="11.429cm" svg:x="1.905cm" svg:y="12.065cm" presentation:class="notes" presentation:placeholder="true">
          <draw:text-box/>
        </draw:frame>
        <draw:frame presentation:style-name="Mpr62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2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3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3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1">
      <draw:custom-shape draw:name="Google Shape;99;p20" draw:style-name="Mgr3" draw:text-style-name="MP8" draw:layer="backgroundobjects" svg:width="25.535cm" svg:height="1.641cm" svg:x="-0.044cm" svg:y="12.646cm">
        <text:p text:style-name="MP7"><text:span text:style-name="MT2">Bottom Banner for Personal logos, webpage and IOTA Community Logo for personalisation</text:span></text:p>
        <text:p text:style-name="MP7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tandard-title" draw:layer="backgroundobjects" svg:width="16.931cm" svg:height="9.524cm" svg:x="1.059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6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12"/>
    <meta:generator>LibreOfficeDev/6.0.5.2$Linux_X86_64 LibreOffice_project/</meta:generator>
  </office:meta>
</office:document-meta>
</file>